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0.1388in"/>
      <style:text-properties fo:font-size="10pt" style:font-size-asian="10pt" style:font-size-complex="10pt"/>
    </style:style>
    <style:style style:name="P3" style:parent-style-name="Standard" style:family="paragraph">
      <style:paragraph-properties fo:line-height="0.1388in"/>
      <style:text-properties fo:font-size="10pt" style:font-size-asian="10pt" style:font-size-complex="10pt"/>
    </style:style>
    <style:style style:name="P4" style:parent-style-name="Standard" style:family="paragraph">
      <style:paragraph-properties fo:margin-top="0.0048in" fo:line-height="0.1388in"/>
      <style:text-properties fo:font-size="10pt" style:font-size-asian="10pt" style:font-size-complex="10pt"/>
    </style:style>
    <style:style style:name="P5" style:parent-style-name="Heading1" style:family="paragraph">
      <style:paragraph-properties fo:margin-top="0.0444in"/>
    </style:style>
    <style:style style:name="T6" style:parent-style-name="DefaultParagraphFon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T7" style:parent-style-name="DefaultParagraphFont" style:family="text">
      <style:text-properties fo:letter-spacing="-0.0013in" style:text-underline-type="single" style:text-underline-style="solid" style:text-underline-width="bold" style:text-underline-mode="continuous" style:text-underline-color="#000000"/>
    </style:style>
    <style:style style:name="T8" style:parent-style-name="DefaultParagraphFon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9" style:parent-style-name="Standard" style:family="paragraph">
      <style:paragraph-properties fo:margin-top="0.0479in" fo:margin-left="0.1083in">
        <style:tab-stops>
          <style:tab-stop style:type="left" style:position="2.5666in"/>
        </style:tab-stops>
      </style:paragraph-properties>
    </style:style>
    <style:style style:name="T10" style:parent-style-name="DefaultParagraphFont" style:family="text">
      <style:text-properties style:font-name="Times New Roman" fo:font-weight="bold" style:font-weight-asian="bold" fo:letter-spacing="-0.0006in" fo:font-size="12pt" style:font-size-asian="12pt"/>
    </style:style>
    <style:style style:name="T11" style:parent-style-name="DefaultParagraphFont" style:family="text">
      <style:text-properties style:font-name="Times New Roman" fo:font-weight="bold" style:font-weight-asian="bold" fo:letter-spacing="-0.0006in" fo:font-size="12pt" style:font-size-asian="12pt"/>
    </style:style>
    <style:style style:name="T12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3" style:parent-style-name="DefaultParagraphFont" style:family="text">
      <style:text-properties style:font-name="Times New Roman" fo:font-weight="bold" style:font-weight-asian="bold" fo:letter-spacing="-0.0006in" fo:font-size="12pt" style:font-size-asian="12pt"/>
    </style:style>
    <style:style style:name="T14" style:parent-style-name="DefaultParagraphFont" style:family="text">
      <style:text-properties style:font-name="Times New Roman" fo:letter-spacing="-0.0006in" fo:font-size="12pt" style:font-size-asian="12pt"/>
    </style:style>
    <style:style style:name="P15" style:parent-style-name="Standard" style:family="paragraph">
      <style:paragraph-properties fo:margin-left="0.1083in">
        <style:tab-stops>
          <style:tab-stop style:type="left" style:position="2.5666in"/>
        </style:tab-stops>
      </style:paragraph-properties>
    </style:style>
    <style:style style:name="T16" style:parent-style-name="DefaultParagraphFont" style:family="text">
      <style:text-properties style:font-name="Times New Roman" fo:font-weight="bold" style:font-weight-asian="bold" fo:letter-spacing="-0.0006in" fo:font-size="12pt" style:font-size-asian="12pt"/>
    </style:style>
    <style:style style:name="T17" style:parent-style-name="DefaultParagraphFont" style:family="text">
      <style:text-properties style:font-name="Times New Roman" fo:font-weight="bold" style:font-weight-asian="bold" fo:letter-spacing="-0.0006in" fo:font-size="12pt" style:font-size-asian="12pt"/>
    </style:style>
    <style:style style:name="T18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9" style:parent-style-name="DefaultParagraphFont" style:family="text">
      <style:text-properties style:font-name="Times New Roman" fo:font-weight="bold" style:font-weight-asian="bold" fo:letter-spacing="-0.0006in" fo:font-size="12pt" style:font-size-asian="12pt"/>
    </style:style>
    <style:style style:name="T20" style:parent-style-name="DefaultParagraphFont" style:family="text">
      <style:text-properties style:font-name="Times New Roman" fo:font-size="12pt" style:font-size-asian="12pt"/>
    </style:style>
    <style:style style:name="P21" style:parent-style-name="Standard" style:family="paragraph">
      <style:paragraph-properties fo:margin-left="0.1083in">
        <style:tab-stops>
          <style:tab-stop style:type="left" style:position="2.5666in"/>
        </style:tab-stops>
      </style:paragraph-properties>
    </style:style>
    <style:style style:name="T22" style:parent-style-name="DefaultParagraphFont" style:family="text">
      <style:text-properties style:font-name="Times New Roman" fo:font-weight="bold" style:font-weight-asian="bold" fo:letter-spacing="-0.0006in" fo:font-size="12pt" style:font-size-asian="12pt"/>
    </style:style>
    <style:style style:name="T23" style:parent-style-name="DefaultParagraphFont" style:family="text">
      <style:text-properties style:font-name="Times New Roman" fo:font-weight="bold" style:font-weight-asian="bold" fo:letter-spacing="-0.0006in" fo:font-size="12pt" style:font-size-asian="12pt"/>
    </style:style>
    <style:style style:name="T2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5" style:parent-style-name="DefaultParagraphFont" style:family="text">
      <style:text-properties style:font-name="Times New Roman" fo:font-weight="bold" style:font-weight-asian="bold" fo:letter-spacing="-0.0006in" fo:font-size="12pt" style:font-size-asian="12pt"/>
    </style:style>
    <style:style style:name="T26" style:parent-style-name="DefaultParagraphFont" style:family="text">
      <style:text-properties style:font-name="Times New Roman" fo:letter-spacing="-0.0006in" fo:font-size="12pt" style:font-size-asian="12pt"/>
    </style:style>
    <style:style style:name="P27" style:parent-style-name="Standard" style:family="paragraph">
      <style:paragraph-properties fo:margin-left="0.1083in">
        <style:tab-stops>
          <style:tab-stop style:type="left" style:position="2.5666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Heading1" style:family="paragraph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29" style:parent-style-name="Textbody" style:family="paragraph">
      <style:paragraph-properties fo:margin-left="0.1083in" fo:margin-right="0.4375in" fo:text-indent="0in">
        <style:tab-stops>
          <style:tab-stop style:type="left" style:position="0.359in"/>
        </style:tab-stops>
      </style:paragraph-properties>
    </style:style>
    <style:style style:name="T30" style:parent-style-name="DefaultParagraphFont" style:family="text">
      <style:text-properties fo:font-weight="bold" style:font-weight-asian="bold" fo:letter-spacing="-0.0006in"/>
    </style:style>
    <style:style style:name="T31" style:parent-style-name="DefaultParagraphFont" style:family="text">
      <style:text-properties fo:font-weight="bold" style:font-weight-asian="bold" fo:letter-spacing="-0.0006in"/>
    </style:style>
    <style:style style:name="T32" style:parent-style-name="DefaultParagraphFont" style:family="text">
      <style:text-properties fo:font-weight="bold" style:font-weight-asian="bold" fo:letter-spacing="-0.0006in"/>
    </style:style>
    <style:style style:name="T33" style:parent-style-name="DefaultParagraphFont" style:family="text">
      <style:text-properties fo:font-weight="bold" style:font-weight-asian="bold" fo:letter-spacing="-0.0006in"/>
    </style:style>
    <style:style style:name="T34" style:parent-style-name="DefaultParagraphFont" style:family="text">
      <style:text-properties fo:letter-spacing="-0.0006in"/>
    </style:style>
    <style:style style:name="P35" style:parent-style-name="Textbody" style:family="paragraph">
      <style:paragraph-properties fo:margin-right="0.4375in">
        <style:tab-stops>
          <style:tab-stop style:type="left" style:position="0.359in"/>
        </style:tab-stops>
      </style:paragraph-properties>
    </style:style>
    <style:style style:name="T36" style:parent-style-name="DefaultParagraphFont" style:family="text">
      <style:text-properties fo:letter-spacing="-0.0006in"/>
    </style:style>
    <style:style style:name="T37" style:parent-style-name="DefaultParagraphFont" style:family="text">
      <style:text-properties fo:letter-spacing="-0.0006in"/>
    </style:style>
    <style:style style:name="T38" style:parent-style-name="DefaultParagraphFont" style:family="text">
      <style:text-properties fo:letter-spacing="-0.0006in"/>
    </style:style>
    <style:style style:name="P39" style:parent-style-name="Textbody" style:family="paragraph">
      <style:paragraph-properties fo:margin-right="0.4375in">
        <style:tab-stops>
          <style:tab-stop style:type="left" style:position="0.359in"/>
        </style:tab-stops>
      </style:paragraph-properties>
    </style:style>
    <style:style style:name="P40" style:parent-style-name="Textbody" style:family="paragraph">
      <style:paragraph-properties fo:margin-top="0.0069in" fo:line-height="96%" fo:margin-left="0.1083in" fo:margin-right="0.4375in" fo:text-indent="0in">
        <style:tab-stops>
          <style:tab-stop style:type="left" style:position="0.359in"/>
        </style:tab-stops>
      </style:paragraph-properties>
    </style:style>
    <style:style style:name="T41" style:parent-style-name="DefaultParagraphFont" style:family="text">
      <style:text-properties fo:font-weight="bold" style:font-weight-asian="bold" fo:letter-spacing="-0.0006in"/>
    </style:style>
    <style:style style:name="T42" style:parent-style-name="DefaultParagraphFont" style:family="text">
      <style:text-properties fo:letter-spacing="-0.0006in"/>
    </style:style>
    <style:style style:name="T43" style:parent-style-name="DefaultParagraphFont" style:family="text">
      <style:text-properties fo:font-weight="bold" style:font-weight-asian="bold" fo:letter-spacing="-0.0006in"/>
    </style:style>
    <style:style style:name="T44" style:parent-style-name="DefaultParagraphFont" style:family="text">
      <style:text-properties fo:letter-spacing="-0.0006in"/>
    </style:style>
    <style:style style:name="T45" style:parent-style-name="DefaultParagraphFont" style:family="text">
      <style:text-properties fo:letter-spacing="-0.0006in"/>
    </style:style>
    <style:style style:name="T46" style:parent-style-name="DefaultParagraphFont" style:family="text">
      <style:text-properties fo:letter-spacing="-0.0006in"/>
    </style:style>
    <style:style style:name="T47" style:parent-style-name="DefaultParagraphFont" style:family="text">
      <style:text-properties fo:letter-spacing="0.0006in"/>
    </style:style>
    <style:style style:name="T48" style:parent-style-name="DefaultParagraphFont" style:family="text">
      <style:text-properties fo:letter-spacing="-0.0048in"/>
    </style:style>
    <style:style style:name="P49" style:parent-style-name="Textbody" style:family="paragraph">
      <style:paragraph-properties fo:margin-top="0.0069in" fo:line-height="96%" fo:margin-left="0.3583in" fo:margin-right="0.4375in">
        <style:tab-stops>
          <style:tab-stop style:type="left" style:position="0.359in"/>
        </style:tab-stops>
      </style:paragraph-properties>
      <style:text-properties fo:color="#FF0000" fo:letter-spacing="-0.0006in"/>
    </style:style>
    <style:style style:name="P50" style:parent-style-name="Textbody" style:family="paragraph">
      <style:paragraph-properties fo:margin-top="0.0069in" fo:line-height="96%" fo:margin-left="0.3583in" fo:margin-right="0.4375in">
        <style:tab-stops>
          <style:tab-stop style:type="left" style:position="0.359in"/>
        </style:tab-stops>
      </style:paragraph-properties>
      <style:text-properties fo:color="#FF0000" fo:letter-spacing="-0.0006in"/>
    </style:style>
    <style:style style:name="P51" style:parent-style-name="Textbody" style:family="paragraph">
      <style:paragraph-properties fo:margin-top="0.0013in" fo:line-height="0.2652in" fo:margin-left="0.1083in" fo:margin-right="0.4375in" fo:text-indent="0in">
        <style:tab-stops>
          <style:tab-stop style:type="left" style:position="0.359in"/>
        </style:tab-stops>
      </style:paragraph-properties>
    </style:style>
    <style:style style:name="T52" style:parent-style-name="DefaultParagraphFont" style:family="text">
      <style:text-properties fo:font-weight="bold" style:font-weight-asian="bold" fo:letter-spacing="-0.0006in"/>
    </style:style>
    <style:style style:name="T53" style:parent-style-name="DefaultParagraphFont" style:family="text">
      <style:text-properties fo:letter-spacing="-0.0006in"/>
    </style:style>
    <style:style style:name="T54" style:parent-style-name="DefaultParagraphFont" style:family="text">
      <style:text-properties fo:letter-spacing="-0.0006in"/>
    </style:style>
    <style:style style:name="T55" style:parent-style-name="DefaultParagraphFont" style:family="text">
      <style:text-properties fo:letter-spacing="-0.0006in"/>
    </style:style>
    <style:style style:name="P56" style:parent-style-name="Textbody" style:family="paragraph">
      <style:paragraph-properties fo:margin-top="0.0013in" fo:line-height="0.2652in" fo:margin-left="0.3583in" fo:margin-right="0.4375in">
        <style:tab-stops>
          <style:tab-stop style:type="left" style:position="0.359in"/>
        </style:tab-stops>
      </style:paragraph-properties>
    </style:style>
    <style:style style:name="T57" style:parent-style-name="DefaultParagraphFont" style:family="text">
      <style:text-properties fo:letter-spacing="-0.0006in"/>
    </style:style>
    <style:style style:name="T58" style:parent-style-name="DefaultParagraphFont" style:family="text">
      <style:text-properties fo:letter-spacing="0.0006in"/>
    </style:style>
    <style:style style:name="T59" style:parent-style-name="DefaultParagraphFont" style:family="text">
      <style:text-properties fo:letter-spacing="-0.0006in"/>
    </style:style>
    <style:style style:name="T60" style:parent-style-name="DefaultParagraphFont" style:family="text">
      <style:text-properties fo:letter-spacing="-0.0034in"/>
    </style:style>
    <style:style style:name="T61" style:parent-style-name="DefaultParagraphFont" style:family="text">
      <style:text-properties fo:letter-spacing="-0.0006in"/>
    </style:style>
    <style:style style:name="T62" style:parent-style-name="DefaultParagraphFont" style:family="text">
      <style:text-properties fo:letter-spacing="0.0013in"/>
    </style:style>
    <style:style style:name="T63" style:parent-style-name="DefaultParagraphFont" style:family="text">
      <style:text-properties fo:letter-spacing="-0.0006in"/>
    </style:style>
    <style:style style:name="T64" style:parent-style-name="DefaultParagraphFont" style:family="text">
      <style:text-properties fo:letter-spacing="0.0027in"/>
    </style:style>
    <style:style style:name="T65" style:parent-style-name="DefaultParagraphFont" style:family="text">
      <style:text-properties fo:letter-spacing="-0.0006in"/>
    </style:style>
    <style:style style:name="T66" style:parent-style-name="DefaultParagraphFont" style:family="text">
      <style:text-properties fo:letter-spacing="0.0416in"/>
    </style:style>
    <style:style style:name="P67" style:parent-style-name="Textbody" style:family="paragraph">
      <style:paragraph-properties fo:margin-top="0.0013in" fo:line-height="0.2652in" fo:margin-left="0.3583in" fo:margin-right="0.4375in">
        <style:tab-stops>
          <style:tab-stop style:type="left" style:position="0.359in"/>
        </style:tab-stops>
      </style:paragraph-properties>
    </style:style>
    <style:style style:name="T68" style:parent-style-name="DefaultParagraphFont" style:family="text">
      <style:text-properties fo:letter-spacing="0.0416in"/>
    </style:style>
    <style:style style:name="P69" style:parent-style-name="Textbody" style:family="paragraph">
      <style:paragraph-properties fo:line-height="0.2652in" fo:margin-left="0.1083in" fo:margin-right="0.4375in" fo:text-indent="0in">
        <style:tab-stops>
          <style:tab-stop style:type="left" style:position="0.359in"/>
        </style:tab-stops>
      </style:paragraph-properties>
    </style:style>
    <style:style style:name="T70" style:parent-style-name="DefaultParagraphFont" style:family="text">
      <style:text-properties fo:font-weight="bold" style:font-weight-asian="bold" fo:letter-spacing="-0.0006in"/>
    </style:style>
    <style:style style:name="T71" style:parent-style-name="DefaultParagraphFont" style:family="text">
      <style:text-properties fo:font-weight="bold" style:font-weight-asian="bold"/>
    </style:style>
    <style:style style:name="T72" style:parent-style-name="DefaultParagraphFont" style:family="text">
      <style:text-properties fo:font-weight="bold" style:font-weight-asian="bold" fo:letter-spacing="-0.0006in"/>
    </style:style>
    <style:style style:name="T73" style:parent-style-name="DefaultParagraphFont" style:family="text">
      <style:text-properties fo:letter-spacing="-0.0006in"/>
    </style:style>
    <style:style style:name="T74" style:parent-style-name="DefaultParagraphFont" style:family="text">
      <style:text-properties fo:letter-spacing="-0.0006in"/>
    </style:style>
    <style:style style:name="T75" style:parent-style-name="DefaultParagraphFont" style:family="text">
      <style:text-properties fo:letter-spacing="-0.0006in"/>
    </style:style>
    <style:style style:name="P76" style:parent-style-name="Textbody" style:family="paragraph">
      <style:paragraph-properties fo:line-height="0.2652in" fo:margin-left="0.3583in" fo:margin-right="0.4375in">
        <style:tab-stops>
          <style:tab-stop style:type="left" style:position="0.359in"/>
        </style:tab-stops>
      </style:paragraph-properties>
    </style:style>
    <style:style style:name="T77" style:parent-style-name="DefaultParagraphFont" style:family="text">
      <style:text-properties fo:letter-spacing="-0.0006in"/>
    </style:style>
    <style:style style:name="P78" style:parent-style-name="Heading1" style:family="paragraph">
      <style:paragraph-properties fo:margin-top="0.1847in" fo:line-height="0.2208in"/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79" style:parent-style-name="Textbody" style:family="paragraph">
      <style:paragraph-properties fo:margin-top="0.0076in" fo:line-height="95%" fo:margin-left="0.1083in" fo:margin-right="0.5347in" fo:text-indent="0in">
        <style:tab-stops>
          <style:tab-stop style:type="left" style:position="0.359in"/>
        </style:tab-stops>
      </style:paragraph-properties>
    </style:style>
    <style:style style:name="T80" style:parent-style-name="DefaultParagraphFont" style:family="text">
      <style:text-properties fo:font-weight="bold" style:font-weight-asian="bold" fo:letter-spacing="-0.0006in"/>
    </style:style>
    <style:style style:name="T81" style:parent-style-name="DefaultParagraphFont" style:family="text">
      <style:text-properties fo:letter-spacing="-0.0006in"/>
    </style:style>
    <style:style style:name="T82" style:parent-style-name="DefaultParagraphFont" style:family="text">
      <style:text-properties fo:letter-spacing="-0.0006in"/>
    </style:style>
    <style:style style:name="T83" style:parent-style-name="DefaultParagraphFont" style:family="text">
      <style:text-properties fo:letter-spacing="-0.0006in"/>
    </style:style>
    <style:style style:name="P84" style:parent-style-name="Textbody" style:family="paragraph">
      <style:paragraph-properties fo:margin-top="0.0076in" fo:line-height="95%" fo:margin-right="0.5347in">
        <style:tab-stops>
          <style:tab-stop style:type="left" style:position="0.359in"/>
        </style:tab-stops>
      </style:paragraph-properties>
    </style:style>
    <style:style style:name="T85" style:parent-style-name="DefaultParagraphFont" style:family="text">
      <style:text-properties fo:font-weight="bold" style:font-weight-asian="bold" fo:letter-spacing="-0.0006in"/>
    </style:style>
    <style:style style:name="T86" style:parent-style-name="DefaultParagraphFont" style:family="text">
      <style:text-properties fo:font-weight="bold" style:font-weight-asian="bold" fo:letter-spacing="-0.0006in"/>
    </style:style>
    <style:style style:name="P87" style:parent-style-name="Textbody" style:family="paragraph">
      <style:paragraph-properties fo:margin-top="0.0076in" fo:line-height="95%" fo:margin-left="0.3583in" fo:margin-right="0.5347in">
        <style:tab-stops>
          <style:tab-stop style:type="left" style:position="0.359in"/>
        </style:tab-stops>
      </style:paragraph-properties>
    </style:style>
    <style:style style:name="T88" style:parent-style-name="DefaultParagraphFont" style:family="text">
      <style:text-properties fo:letter-spacing="-0.0006in"/>
    </style:style>
    <style:style style:name="T89" style:parent-style-name="DefaultParagraphFont" style:family="text">
      <style:text-properties fo:letter-spacing="0.0013in"/>
    </style:style>
    <style:style style:name="P90" style:parent-style-name="Textbody" style:family="paragraph">
      <style:paragraph-properties fo:margin-top="0.0076in" fo:line-height="95%" fo:margin-left="0.3583in" fo:margin-right="0.5347in">
        <style:tab-stops>
          <style:tab-stop style:type="left" style:position="0.359in"/>
        </style:tab-stops>
      </style:paragraph-properties>
      <style:text-properties fo:color="#FF0000" fo:letter-spacing="0.0013in"/>
    </style:style>
    <style:style style:name="P91" style:parent-style-name="Textbody" style:family="paragraph">
      <style:paragraph-properties fo:margin-top="0.0076in" fo:line-height="95%" fo:margin-left="0.3583in" fo:margin-right="0.5347in">
        <style:tab-stops>
          <style:tab-stop style:type="left" style:position="0.359in"/>
        </style:tab-stops>
      </style:paragraph-properties>
    </style:style>
    <style:style style:name="P92" style:parent-style-name="Standard" style:family="paragraph">
      <style:paragraph-properties fo:line-height="0.1666in"/>
      <style:text-properties fo:font-size="12pt" style:font-size-asian="12pt" style:font-size-complex="12pt"/>
    </style:style>
    <style:style style:name="P93" style:parent-style-name="Heading1" style:family="paragraph">
      <style:paragraph-properties fo:line-height="0.2222in"/>
    </style:style>
    <style:style style:name="T94" style:parent-style-name="DefaultParagraphFont" style:family="text"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T95" style:parent-style-name="DefaultParagraphFont" style:family="text">
      <style:text-properties fo:letter-spacing="-0.0013in" style:text-underline-type="single" style:text-underline-style="solid" style:text-underline-width="bold" style:text-underline-mode="continuous" style:text-underline-color="#000000"/>
    </style:style>
    <style:style style:name="P96" style:parent-style-name="Heading1" style:family="paragraph">
      <style:paragraph-properties fo:line-height="0.2222in"/>
      <style:text-properties fo:font-weight="normal" style:font-weight-asian="normal" style:font-weight-complex="normal" fo:font-style="normal" style:font-style-asian="normal" style:text-underline-type="none"/>
    </style:style>
    <style:style style:name="P97" style:parent-style-name="Textbody" style:family="paragraph">
      <style:text-properties fo:font-weight="bold" style:font-weight-asian="bold"/>
    </style:style>
    <style:style style:name="P98" style:parent-style-name="Textbody" style:family="paragraph">
      <style:paragraph-properties fo:margin-left="0.6083in">
        <style:tab-stops/>
      </style:paragraph-properties>
    </style:style>
    <style:style style:name="P99" style:parent-style-name="Textbody" style:family="paragraph"/>
    <style:style style:name="T100" style:parent-style-name="DefaultParagraphFont" style:family="text">
      <style:text-properties fo:font-weight="bold" style:font-weight-asian="bold"/>
    </style:style>
    <style:style style:name="P101" style:parent-style-name="Textbody" style:family="paragraph">
      <style:paragraph-properties fo:margin-left="0.6083in">
        <style:tab-stops/>
      </style:paragraph-properties>
    </style:style>
    <style:style style:name="P102" style:parent-style-name="Textbody" style:family="paragraph">
      <style:text-properties fo:font-weight="bold" style:font-weight-asian="bold"/>
    </style:style>
    <style:style style:name="P103" style:parent-style-name="Textbody" style:family="paragraph">
      <style:paragraph-properties fo:margin-left="0.6083in">
        <style:tab-stops/>
      </style:paragraph-properties>
    </style:style>
    <style:style style:name="P104" style:parent-style-name="Textbody" style:family="paragraph">
      <style:text-properties fo:font-weight="bold" style:font-weight-asian="bold"/>
    </style:style>
    <style:style style:name="P105" style:parent-style-name="Textbody" style:family="paragraph">
      <style:paragraph-properties fo:margin-left="0.6083in">
        <style:tab-stops/>
      </style:paragraph-properties>
    </style:style>
    <style:style style:name="P106" style:parent-style-name="Textbody" style:family="paragraph">
      <style:text-properties fo:font-weight="bold" style:font-weight-asian="bold"/>
    </style:style>
    <style:style style:name="P107" style:parent-style-name="Textbody" style:family="paragraph">
      <style:paragraph-properties fo:margin-left="0.6083in">
        <style:tab-stops/>
      </style:paragraph-properties>
    </style:style>
    <style:style style:name="P108" style:parent-style-name="Textbody" style:family="paragraph"/>
    <style:style style:name="T109" style:parent-style-name="DefaultParagraphFont" style:family="text">
      <style:text-properties fo:font-weight="bold" style:font-weight-asian="bold"/>
    </style:style>
    <style:style style:name="P110" style:parent-style-name="Textbody" style:family="paragraph">
      <style:paragraph-properties fo:margin-left="0.6083in">
        <style:tab-stops/>
      </style:paragraph-properties>
    </style:style>
    <style:style style:name="P111" style:parent-style-name="Textbody" style:family="paragraph">
      <style:text-properties fo:font-weight="bold" style:font-weight-asian="bold"/>
    </style:style>
    <style:style style:name="P112" style:parent-style-name="Textbody" style:family="paragraph">
      <style:paragraph-properties fo:margin-left="0.6083in">
        <style:tab-stops/>
      </style:paragraph-properties>
    </style:style>
    <style:style style:name="P113" style:parent-style-name="Textbody" style:family="paragraph"/>
    <style:style style:name="T114" style:parent-style-name="DefaultParagraphFont" style:family="text">
      <style:text-properties fo:font-weight="bold" style:font-weight-asian="bold"/>
    </style:style>
    <style:style style:name="P115" style:parent-style-name="Textbody" style:family="paragraph">
      <style:paragraph-properties fo:margin-left="0.6083in">
        <style:tab-stops/>
      </style:paragraph-properties>
    </style:style>
    <style:style style:name="P116" style:parent-style-name="Textbody" style:family="paragraph">
      <style:text-properties fo:font-weight="bold" style:font-weight-asian="bold"/>
    </style:style>
    <style:style style:name="P117" style:parent-style-name="Textbody" style:family="paragraph">
      <style:paragraph-properties fo:margin-left="0.6083in">
        <style:tab-stops/>
      </style:paragraph-properties>
    </style:style>
    <style:style style:name="P118" style:parent-style-name="Textbody" style:family="paragraph">
      <style:paragraph-properties fo:margin-left="0.6083in">
        <style:tab-stops/>
      </style:paragraph-properties>
    </style:style>
    <style:style style:name="P119" style:parent-style-name="Textbody" style:family="paragraph">
      <style:paragraph-properties fo:margin-left="0.6083in">
        <style:tab-stops/>
      </style:paragraph-properties>
    </style:style>
    <style:style style:name="P120" style:parent-style-name="Heading2" style:family="paragraph">
      <style:paragraph-properties fo:margin-top="0in" fo:margin-left="0.5in">
        <style:tab-stops/>
      </style:paragraph-properties>
      <style:text-properties fo:color="#FF0000"/>
    </style:style>
    <style:style style:name="P121" style:parent-style-name="Textbody" style:family="paragraph">
      <style:paragraph-properties fo:margin-left="0.5in">
        <style:tab-stops/>
      </style:paragraph-properties>
      <style:text-properties fo:color="#FF0000"/>
    </style:style>
    <style:style style:name="P122" style:parent-style-name="Textbody" style:family="paragraph">
      <style:paragraph-properties fo:margin-left="0.5in">
        <style:tab-stops/>
      </style:paragraph-properties>
      <style:text-properties fo:color="#FF0000"/>
    </style:style>
    <style:style style:name="P123" style:parent-style-name="Heading1" style:family="paragraph">
      <style:text-properties fo:letter-spacing="-0.0013in" style:text-underline-type="single" style:text-underline-style="solid" style:text-underline-width="bold" style:text-underline-mode="continuous" style:text-underline-color="#000000"/>
    </style:style>
    <style:style style:name="P124" style:parent-style-name="Standard" style:family="paragraph">
      <style:paragraph-properties fo:margin-top="0.0006in" fo:line-height="0.1388in"/>
      <style:text-properties fo:font-size="10pt" style:font-size-asian="10pt" style:font-size-complex="10pt"/>
    </style:style>
    <style:style style:name="P125" style:parent-style-name="Textbody" style:family="paragraph">
      <style:paragraph-properties fo:margin-top="0.0479in">
        <style:tab-stops>
          <style:tab-stop style:type="left" style:position="2.2333in"/>
        </style:tab-stops>
      </style:paragraph-properties>
      <style:text-properties fo:letter-spacing="-0.0006in"/>
    </style:style>
    <style:style style:name="P126" style:parent-style-name="Textbody" style:family="paragraph">
      <style:paragraph-properties fo:line-height="0.1909in">
        <style:tab-stops>
          <style:tab-stop style:type="left" style:position="2.2333in"/>
        </style:tab-stops>
      </style:paragraph-properties>
    </style:style>
    <style:style style:name="T127" style:parent-style-name="DefaultParagraphFont" style:family="text">
      <style:text-properties fo:letter-spacing="-0.0006in"/>
    </style:style>
    <style:style style:name="P128" style:parent-style-name="Textbody" style:family="paragraph">
      <style:paragraph-properties fo:line-height="0.1909in">
        <style:tab-stops>
          <style:tab-stop style:type="left" style:position="2.2333in"/>
        </style:tab-stops>
      </style:paragraph-properties>
      <style:text-properties fo:letter-spacing="-0.0006in"/>
    </style:style>
    <style:style style:name="P129" style:parent-style-name="Textbody" style:family="paragraph">
      <style:paragraph-properties fo:line-height="0.1909in">
        <style:tab-stops>
          <style:tab-stop style:type="left" style:position="2.2333in"/>
        </style:tab-stops>
      </style:paragraph-properties>
    </style:style>
    <style:style style:name="P130" style:parent-style-name="Heading1" style:family="paragraph">
      <style:paragraph-properties fo:margin-top="0.0055in" fo:line-height="0.2215in"/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131" style:parent-style-name="Textbody" style:family="paragraph">
      <style:paragraph-properties fo:line-height="0.1895in"/>
    </style:style>
    <style:style style:name="T132" style:parent-style-name="DefaultParagraphFont" style:family="text">
      <style:text-properties fo:letter-spacing="-0.0006in"/>
    </style:style>
    <style:style style:name="T133" style:parent-style-name="DefaultParagraphFont" style:family="text">
      <style:text-properties fo:letter-spacing="-0.0006in"/>
    </style:style>
    <style:style style:name="P134" style:parent-style-name="Standard" style:family="paragraph">
      <style:paragraph-properties fo:margin-top="0.0069in" fo:line-height="0.2222in"/>
      <style:text-properties fo:font-size="16pt" style:font-size-asian="16pt" style:font-size-complex="16pt"/>
    </style:style>
    <style:style style:name="P135" style:parent-style-name="Heading1" style:family="paragraph">
      <style:paragraph-properties fo:line-height="0.2208in"/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136" style:parent-style-name="Textbody" style:family="paragraph">
      <style:paragraph-properties fo:line-height="0.2631in">
        <style:tab-stops>
          <style:tab-stop style:type="left" style:position="0.109in"/>
        </style:tab-stops>
      </style:paragraph-properties>
    </style:style>
    <style:style style:name="T137" style:parent-style-name="DefaultParagraphFont" style:family="text">
      <style:text-properties fo:letter-spacing="-0.0006in"/>
    </style:style>
    <style:style style:name="T138" style:parent-style-name="DefaultParagraphFont" style:family="text">
      <style:text-properties fo:letter-spacing="-0.002in"/>
    </style:style>
    <style:style style:name="T139" style:parent-style-name="DefaultParagraphFont" style:family="text">
      <style:text-properties fo:letter-spacing="-0.0006in"/>
    </style:style>
    <style:style style:name="T140" style:parent-style-name="DefaultParagraphFont" style:family="text">
      <style:text-properties fo:letter-spacing="0.0013in"/>
    </style:style>
    <style:style style:name="T141" style:parent-style-name="DefaultParagraphFont" style:family="text">
      <style:text-properties fo:letter-spacing="-0.0006in"/>
    </style:style>
    <style:style style:name="P142" style:parent-style-name="Textbody" style:family="paragraph">
      <style:paragraph-properties fo:line-height="0.259in" fo:margin-left="0in">
        <style:tab-stops>
          <style:tab-stop style:type="left" style:position="0.359in"/>
        </style:tab-stops>
      </style:paragraph-properties>
    </style:style>
    <style:style style:name="P143" style:parent-style-name="Heading1" style:family="paragraph">
      <style:paragraph-properties fo:line-height="0.2208in"/>
      <style:text-properties fo:letter-spacing="-0.0006in" style:text-underline-type="single" style:text-underline-style="solid" style:text-underline-width="bold" style:text-underline-mode="continuous" style:text-underline-color="#000000"/>
    </style:style>
    <style:style style:name="P144" style:parent-style-name="Textbody" style:family="paragraph">
      <style:paragraph-properties fo:line-height="0.1888in"/>
    </style:style>
    <style:style style:name="T145" style:parent-style-name="DefaultParagraphFont" style:family="text">
      <style:text-properties fo:letter-spacing="-0.0006in"/>
    </style:style>
    <style:style style:name="T146" style:parent-style-name="DefaultParagraphFont" style:family="text">
      <style:text-properties fo:letter-spacing="-0.0006in"/>
    </style:style>
    <style:style style:name="P147" style:parent-style-name="Textbody" style:family="paragraph">
      <style:paragraph-properties fo:line-height="0.1888in"/>
    </style:style>
    <style:style style:name="T148" style:parent-style-name="DefaultParagraphFont" style:family="text">
      <style:text-properties fo:letter-spacing="-0.0006in"/>
    </style:style>
  </office:automatic-styles>
  <office:body>
    <office:text text:use-soft-page-breaks="true">
      <text:p text:style-name="P1"/>
      <text:p text:style-name="P3"/>
      <text:p text:style-name="P4"/>
      <text:h text:style-name="P5" text:outline-level="1"><text:span text:style-name="T6">PERSONAL</text:span><text:span text:style-name="T7"><text:s/></text:span><text:span text:style-name="T8">INFORMATION</text:span></text:h>
      <text:p text:style-name="P9"><text:span text:style-name="T10">Name-Surname</text:span><text:span text:style-name="T11"><text:tab/></text:span><text:span text:style-name="T12">:</text:span><text:span text:style-name="T13"><text:s/></text:span><text:span text:style-name="T14">METİN ARSLANOĞLU</text:span></text:p>
      <text:p text:style-name="P15"><text:span text:style-name="T16">Phone-number</text:span><text:span text:style-name="T17"><text:tab/></text:span><text:span text:style-name="T18">:</text:span><text:span text:style-name="T19"><text:s/></text:span><text:span text:style-name="T20">0544 799 28 05</text:span></text:p>
      <text:p text:style-name="P21"><text:span text:style-name="T22">Mail</text:span><text:span text:style-name="T23"><text:tab/></text:span><text:span text:style-name="T24">:</text:span><text:span text:style-name="T25"><text:s/></text:span><text:span text:style-name="T26">metn.arslanoglu@gmail.com</text:span></text:p>
      <text:p text:style-name="P27"/>
      <text:h text:style-name="P28" text:outline-level="1">EDUCATION</text:h>
      <text:list text:style-name="WWNum1">
        <text:list-item>
          <text:p text:style-name="P29"><text:span text:style-name="T30">Bachelor of Science, Computer Engineerin</text:span><text:span text:style-name="T31">g <text:s text:c="22"/></text:span><text:span text:style-name="T32"><text:s text:c="8"/></text:span><text:span text:style-name="T33"><text:s text:c="4"/></text:span><text:span text:style-name="T34">Sep 2010-Jun 2014</text:span></text:p>
        </text:list-item>
      </text:list>
      <text:p text:style-name="P35"><text:s text:c="6"/><text:span text:style-name="T36">Muğla</text:span><text:s/>Sıtkı<text:s/><text:span text:style-name="T37">Koçman</text:span><text:s/><text:span text:style-name="T38">University,</text:span><text:s/>Mugla</text:p>
      <text:p text:style-name="P39"/>
      <text:list text:style-name="WWNum1" text:continue-numbering="true">
        <text:list-item>
          <text:p text:style-name="P40"><text:span text:style-name="T41">Erasmus</text:span><text:span text:style-name="T42">,</text:span><text:span text:style-name="T43">Electrical Engineering and Computer Science,</text:span><text:span text:style-name="T44"><text:s/></text:span><text:span text:style-name="T45"><text:s text:c="14"/></text:span>Feb<text:s/><text:span text:style-name="T46">2013-<text:s/></text:span><text:span text:style-name="T47">Jul</text:span><text:span text:style-name="T48"><text:s/></text:span>2013</text:p>
        </text:list-item>
      </text:list>
      <text:p text:style-name="P49">Hangi okul, hangi ulke?</text:p>
      <text:p text:style-name="P50"/>
      <text:list text:style-name="WWNum1" text:continue-numbering="true">
        <text:list-item>
          <text:p text:style-name="P51"><text:span text:style-name="T52">English Preparatory year</text:span><text:span text:style-name="T53"><text:s text:c="34"/></text:span><text:span text:style-name="T54"><text:s text:c="28"/></text:span><text:span text:style-name="T55"><text:s text:c="5"/></text:span>Sep 2009-Jun 2010</text:p>
        </text:list-item>
      </text:list>
      <text:p text:style-name="P56"><text:span text:style-name="T57">Muğla</text:span><text:s/>Sıtkı<text:span text:style-name="T58"><text:s/></text:span><text:span text:style-name="T59">Koçman</text:span><text:s/>University<text:span text:style-name="T60"><text:s/></text:span><text:span text:style-name="T61">School</text:span><text:s/>of<text:span text:style-name="T62"><text:s/></text:span><text:span text:style-name="T63">Foreign</text:span><text:span text:style-name="T64"><text:s/></text:span><text:span text:style-name="T65">Languages</text:span><text:span text:style-name="T66"><text:s text:c="6"/></text:span></text:p>
      <text:p text:style-name="P67"><text:span text:style-name="T68"><text:s/></text:span></text:p>
      <text:list text:style-name="WWNum1" text:continue-numbering="true">
        <text:list-item>
          <text:p text:style-name="P69"><text:span text:style-name="T70">High</text:span><text:span text:style-name="T71"><text:s/></text:span><text:span text:style-name="T72">School</text:span><text:span text:style-name="T73"><text:s text:c="59"/></text:span><text:span text:style-name="T74"><text:s text:c="30"/></text:span><text:span text:style-name="T75"><text:s/>Sep 2005-Jun 2008</text:span></text:p>
        </text:list-item>
      </text:list>
      <text:p text:style-name="P76"><text:span text:style-name="T77">Kazım Karabekir High School</text:span></text:p>
      <text:h text:style-name="P78" text:outline-level="1">WORK EXPERIENCE</text:h>
      <text:list text:style-name="WWNum1" text:continue-numbering="true">
        <text:list-item>
          <text:p text:style-name="P79"><text:span text:style-name="T80">Summer Intern, IT Department <text:s/></text:span><text:span text:style-name="T81"><text:s text:c="21"/></text:span><text:span text:style-name="T82"><text:s text:c="26"/></text:span><text:span text:style-name="T83"><text:s/>Jun 2012-Aug 2012 <text:s text:c="7"/></text:span></text:p>
        </text:list-item>
      </text:list>
      <text:p text:style-name="P84"><text:span text:style-name="T85"><text:s text:c="64"/></text:span><text:span text:style-name="T86"><text:s text:c="49"/></text:span></text:p>
      <text:p text:style-name="P87"><text:span text:style-name="T88">Etisan Proje ve Yazılım Geliştirme A.Ş</text:span><text:span text:style-name="T89"><text:s text:c="2"/></text:span></text:p>
      <text:p text:style-name="P90">Bir cumleyle stajda ne basardigini yazabilirsin</text:p>
      <text:p text:style-name="P91"/>
      <text:p text:style-name="P92"/>
      <text:h text:style-name="P93" text:outline-level="1"><text:span text:style-name="T94">COMPUTER/SOFTWARE<text:s/></text:span><text:span text:style-name="T95">TOOLS</text:span></text:h>
      <text:h text:style-name="P96" text:outline-level="1"/>
      <text:list text:style-name="WWNum7">
        <text:list-item>
          <text:p text:style-name="P97">Development Environments</text:p>
        </text:list-item>
      </text:list>
      <text:p text:style-name="P98">Eclipse, Netbeans</text:p>
      <text:list text:style-name="WWNum7" text:continue-numbering="true">
        <text:list-item>
          <text:p text:style-name="P99"><text:span text:style-name="T100">Software Design</text:span></text:p>
        </text:list-item>
      </text:list>
      <text:p text:style-name="P101">UML</text:p>
      <text:list text:style-name="WWNum7" text:continue-numbering="true">
        <text:list-item>
          <text:p text:style-name="P102">Programming Languages</text:p>
        </text:list-item>
      </text:list>
      <text:p text:style-name="P103">C, C++,<text:s/>Perl, Java</text:p>
      <text:list text:style-name="WWNum7" text:continue-numbering="true">
        <text:list-item>
          <text:p text:style-name="P104">Scripting Languages</text:p>
        </text:list-item>
      </text:list>
      <text:p text:style-name="P105">Javascript</text:p>
      <text:list text:style-name="WWNum7" text:continue-numbering="true">
        <text:list-item>
          <text:p text:style-name="P106">Markup Languages</text:p>
        </text:list-item>
      </text:list>
      <text:p text:style-name="P107">HTML, CSS</text:p>
      <text:list text:style-name="WWNum7" text:continue-numbering="true">
        <text:list-item>
          <text:p text:style-name="P108"><text:span text:style-name="T109">RDBMS Technologies</text:span></text:p>
        </text:list-item>
      </text:list>
      <text:p text:style-name="P110">MySql Workbench, MS SQL Server</text:p>
      <text:list text:style-name="WWNum7" text:continue-numbering="true">
        <text:list-item>
          <text:p text:style-name="P111">Operating Systems</text:p>
        </text:list-item>
      </text:list>
      <text:p text:style-name="P112">Windows, Linux</text:p>
      <text:list text:style-name="WWNum7" text:continue-numbering="true">
        <text:list-item>
          <text:p text:style-name="P113"><text:span text:style-name="T114">Network</text:span></text:p>
        </text:list-item>
      </text:list>
      <text:p text:style-name="P115">CISCO packet tracers</text:p>
      <text:list text:style-name="WWNum7" text:continue-numbering="true">
        <text:list-item>
          <text:p text:style-name="P116">Other</text:p>
        </text:list-item>
      </text:list>
      <text:p text:style-name="P117">Adobe CS5 Photoshop, Joomla</text:p>
      <text:p text:style-name="P118"/>
      <text:p text:style-name="P119"/>
      <text:h text:style-name="P120" text:outline-level="2"/>
      <text:p text:style-name="P121"/>
      <text:p text:style-name="P122"/>
      <text:h text:style-name="P123" text:outline-level="1">LANGUAGES</text:h>
      <text:p text:style-name="P124"/>
      <text:p text:style-name="P125">ENGLISH<text:tab/>(Advanced)</text:p>
      <text:p text:style-name="P126">FRENCH<text:tab/><text:span text:style-name="T127">(Basic)</text:span></text:p>
      <text:p text:style-name="P128"/>
      <text:p text:style-name="P129"/>
      <text:h text:style-name="P130" text:outline-level="1">REFERENCES</text:h>
      <text:p text:style-name="P131"><text:span text:style-name="T132">Available</text:span><text:s/>on<text:s/><text:span text:style-name="T133">request.</text:span></text:p>
      <text:p text:style-name="P134"/>
      <text:h text:style-name="P135" text:outline-level="1">OTHER</text:h>
      <text:list text:style-name="WWNum1" text:continue-numbering="true">
        <text:list-item>
          <text:p text:style-name="P136"><text:span text:style-name="T137">Driving</text:span><text:span text:style-name="T138"><text:s/></text:span><text:span text:style-name="T139">license</text:span><text:span text:style-name="T140"><text:s/></text:span><text:span text:style-name="T141">(2010)</text:span></text:p>
        </text:list-item>
      </text:list>
      <text:p text:style-name="P142"/>
      <text:h text:style-name="P143" text:outline-level="1">HOBBIES</text:h>
      <text:list text:style-name="WWNum4" text:continue-numbering="true">
        <text:list-item>
          <text:p text:style-name="P144"><text:span text:style-name="T145">T</text:span><text:span text:style-name="T146">ravelling</text:span></text:p>
        </text:list-item>
        <text:list-item>
          <text:p text:style-name="P147">Reading horror novels<text:span text:style-name="T148">, watching documentary movie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margin-left="0.1083in">
        <style:tab-stops/>
      </style:paragraph-properties>
      <style:text-properties style:font-name="Times New Roman" style:font-name-asian="Times New Roman" fo:font-weight="bold" style:font-weight-asian="bold" style:font-weight-complex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Standard" style:next-style-name="Textbody" style:default-outline-level="2">
      <style:paragraph-properties fo:margin-top="0.0034in" fo:margin-left="0.1083in">
        <style:tab-stops/>
      </style:paragraph-properties>
      <style:text-properties style:font-name="Times New Roman" style:font-name-asian="Times New Roma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left="0.1083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Title" style:display-name="Titl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ListParagraph" style:display-name="List Paragraph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Symbol" style:text-scale="99%" fo:font-size="16pt" style:font-size-asian="16pt" style:font-size-complex="16pt"/>
    </style:style>
    <style:style style:name="ListLabel2" style:display-name="ListLabel 2" style:family="text">
      <style:text-properties style:font-name-complex="Courier New"/>
    </style:style>
    <style:style style:name="WW_CharLFO1LVL1" style:family="text">
      <style:text-properties style:font-name="Symbol" style:font-name-asian="Symbol" style:text-scale="99%" fo:font-size="16pt" style:font-size-asian="16pt" style:font-size-complex="16pt"/>
    </style:style>
    <text:list-style style:name="WWNum1" style:display-name="WWNum1">
      <text:list-level-style-bullet text:level="1" text:style-name="WW_CharLFO1LVL1" text:bullet-char="">
        <style:list-level-properties text:space-before="0.1083in" text:min-label-width="0.25in" text:list-level-position-and-space-mode="label-alignment">
          <style:list-level-label-alignment text:label-followed-by="listtab" fo:margin-left="0.3583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7534in" text:min-label-width="0.25in" text:list-level-position-and-space-mode="label-alignment">
          <style:list-level-label-alignment text:label-followed-by="listtab" fo:margin-left="1.0034in" fo:text-indent="-0.25in"/>
        </style:list-level-properties>
      </text:list-level-style-bullet>
      <text:list-level-style-bullet text:level="3" text:bullet-char="•">
        <style:list-level-properties text:space-before="1.3986in" text:min-label-width="0.25in" text:list-level-position-and-space-mode="label-alignment">
          <style:list-level-label-alignment text:label-followed-by="listtab" fo:margin-left="1.6486in" fo:text-indent="-0.25in"/>
        </style:list-level-properties>
      </text:list-level-style-bullet>
      <text:list-level-style-bullet text:level="4" text:bullet-char="•">
        <style:list-level-properties text:space-before="2.0437in" text:min-label-width="0.25in" text:list-level-position-and-space-mode="label-alignment">
          <style:list-level-label-alignment text:label-followed-by="listtab" fo:margin-left="2.2937in" fo:text-indent="-0.25in"/>
        </style:list-level-properties>
      </text:list-level-style-bullet>
      <text:list-level-style-bullet text:level="5" text:bullet-char="•">
        <style:list-level-properties text:space-before="2.6888in" text:min-label-width="0.25in" text:list-level-position-and-space-mode="label-alignment">
          <style:list-level-label-alignment text:label-followed-by="listtab" fo:margin-left="2.9388in" fo:text-indent="-0.25in"/>
        </style:list-level-properties>
      </text:list-level-style-bullet>
      <text:list-level-style-bullet text:level="6" text:bullet-char="•">
        <style:list-level-properties text:space-before="3.334in" text:min-label-width="0.25in" text:list-level-position-and-space-mode="label-alignment">
          <style:list-level-label-alignment text:label-followed-by="listtab" fo:margin-left="3.584in" fo:text-indent="-0.25in"/>
        </style:list-level-properties>
      </text:list-level-style-bullet>
      <text:list-level-style-bullet text:level="7" text:bullet-char="•">
        <style:list-level-properties text:space-before="3.9791in" text:min-label-width="0.25in" text:list-level-position-and-space-mode="label-alignment">
          <style:list-level-label-alignment text:label-followed-by="listtab" fo:margin-left="4.2291in" fo:text-indent="-0.25in"/>
        </style:list-level-properties>
      </text:list-level-style-bullet>
      <text:list-level-style-bullet text:level="8" text:bullet-char="•">
        <style:list-level-properties text:space-before="4.6243in" text:min-label-width="0.25in" text:list-level-position-and-space-mode="label-alignment">
          <style:list-level-label-alignment text:label-followed-by="listtab" fo:margin-left="4.8743in" fo:text-indent="-0.25in"/>
        </style:list-level-properties>
      </text:list-level-style-bullet>
      <text:list-level-style-bullet text:level="9" text:bullet-char="•">
        <style:list-level-properties text:space-before="5.2694in" text:min-label-width="0.25in" text:list-level-position-and-space-mode="label-alignment">
          <style:list-level-label-alignment text:label-followed-by="listtab" fo:margin-left="5.5194in" fo:text-indent="-0.25in"/>
        </style:list-level-properties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suffix="." style:num-format="1">
        <style:list-level-properties text:space-before="0.1083in" text:min-label-width="0.25in" text:list-level-position-and-space-mode="label-alignment">
          <style:list-level-label-alignment text:label-followed-by="listtab" fo:margin-left="0.35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083in" text:min-label-width="0.25in" text:list-level-position-and-space-mode="label-alignment">
          <style:list-level-label-alignment text:label-followed-by="listtab" fo:margin-left="0.858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2333in" text:min-label-width="0.125in" text:list-level-position-and-space-mode="label-alignment">
          <style:list-level-label-alignment text:label-followed-by="listtab" fo:margin-left="1.358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6083in" text:min-label-width="0.25in" text:list-level-position-and-space-mode="label-alignment">
          <style:list-level-label-alignment text:label-followed-by="listtab" fo:margin-left="1.858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1083in" text:min-label-width="0.25in" text:list-level-position-and-space-mode="label-alignment">
          <style:list-level-label-alignment text:label-followed-by="listtab" fo:margin-left="2.358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7333in" text:min-label-width="0.125in" text:list-level-position-and-space-mode="label-alignment">
          <style:list-level-label-alignment text:label-followed-by="listtab" fo:margin-left="2.858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1083in" text:min-label-width="0.25in" text:list-level-position-and-space-mode="label-alignment">
          <style:list-level-label-alignment text:label-followed-by="listtab" fo:margin-left="3.358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6083in" text:min-label-width="0.25in" text:list-level-position-and-space-mode="label-alignment">
          <style:list-level-label-alignment text:label-followed-by="listtab" fo:margin-left="3.858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2333in" text:min-label-width="0.125in" text:list-level-position-and-space-mode="label-alignment">
          <style:list-level-label-alignment text:label-followed-by="listtab" fo:margin-left="4.3583in" fo:text-indent="-0.125in"/>
        </style:list-level-properties>
      </text:list-level-style-number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">
        <style:list-level-properties text:space-before="0.3583in" text:min-label-width="0.25in" text:list-level-position-and-space-mode="label-alignment">
          <style:list-level-label-alignment text:label-followed-by="listtab" fo:margin-left="0.608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8583in" text:min-label-width="0.25in" text:list-level-position-and-space-mode="label-alignment">
          <style:list-level-label-alignment text:label-followed-by="listtab" fo:margin-left="1.108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3583in" text:min-label-width="0.25in" text:list-level-position-and-space-mode="label-alignment">
          <style:list-level-label-alignment text:label-followed-by="listtab" fo:margin-left="1.608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8583in" text:min-label-width="0.25in" text:list-level-position-and-space-mode="label-alignment">
          <style:list-level-label-alignment text:label-followed-by="listtab" fo:margin-left="2.108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3583in" text:min-label-width="0.25in" text:list-level-position-and-space-mode="label-alignment">
          <style:list-level-label-alignment text:label-followed-by="listtab" fo:margin-left="2.608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8583in" text:min-label-width="0.25in" text:list-level-position-and-space-mode="label-alignment">
          <style:list-level-label-alignment text:label-followed-by="listtab" fo:margin-left="3.108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3583in" text:min-label-width="0.25in" text:list-level-position-and-space-mode="label-alignment">
          <style:list-level-label-alignment text:label-followed-by="listtab" fo:margin-left="3.608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8583in" text:min-label-width="0.25in" text:list-level-position-and-space-mode="label-alignment">
          <style:list-level-label-alignment text:label-followed-by="listtab" fo:margin-left="4.108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3583in" text:min-label-width="0.25in" text:list-level-position-and-space-mode="label-alignment">
          <style:list-level-label-alignment text:label-followed-by="listtab" fo:margin-left="4.6083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701in" fo:margin-left="0.875in" fo:margin-bottom="0.5in" fo:margin-right="0.5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81in"/>
      </style:header-style>
      <style:footer-style>
        <style:header-footer-properties style:dynamic-spacing="true" fo:min-height="-0.3055in"/>
      </style:footer-style>
    </style:page-layout>
    <style:style style:name="P2" style:parent-style-name="Standard" style:family="paragraph">
      <style:paragraph-properties fo:line-height="5%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ww.cvornegi.net</dc:title>
    <meta:initial-creator>user</meta:initial-creator>
    <dc:creator>Tugba</dc:creator>
    <meta:creation-date>2014-11-04T18:02:00Z</meta:creation-date>
    <dc:date>2015-02-02T10:18:00Z</dc:date>
    <meta:template xlink:href="Normal" xlink:type="simple"/>
    <meta:editing-cycles>4</meta:editing-cycles>
    <meta:editing-duration>PT1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0" meta:character-count="1542" meta:row-count="10" meta:non-whitespace-character-count="1315"/>
  </office:meta>
</office:document-meta>
</file>